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5556in"/>
    </style:style>
    <style:style style:name="Table1.B" style:family="table-column">
      <style:table-column-properties style:column-width="1.3167in"/>
    </style:style>
    <style:style style:name="Table1.C" style:family="table-column">
      <style:table-column-properties style:column-width="2.6882in"/>
    </style:style>
    <style:style style:name="Table1.D" style:family="table-column">
      <style:table-column-properties style:column-width="1.5264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Heading_20_2" style:master-page-name="HTML">
      <style:paragraph-properties style:page-number="auto"/>
    </style:style>
    <style:style style:name="P2" style:family="paragraph" style:parent-style-name="Table_20_Contents">
      <style:text-properties fo:font-size="2pt" style:font-size-asian="2pt" style:font-size-complex="2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1">
      <style:paragraph-properties fo:margin-top="0in" fo:margin-bottom="0in" loext:contextual-spacing="false"/>
    </style:style>
    <style:style style:name="P23" style:family="paragraph" style:parent-style-name="Text_20_body" style:list-style-name="L2">
      <style:paragraph-properties fo:margin-top="0in" fo:margin-bottom="0in" loext:contextual-spacing="false"/>
    </style:style>
    <style:style style:name="P24" style:family="paragraph" style:parent-style-name="Text_20_body" style:list-style-name="L3">
      <style:paragraph-properties fo:margin-top="0in" fo:margin-bottom="0in" loext:contextual-spacing="false"/>
    </style:style>
    <style:style style:name="P25" style:family="paragraph" style:parent-style-name="Text_20_body" style:list-style-name="L4">
      <style:paragraph-properties fo:margin-top="0in" fo:margin-bottom="0in" loext:contextual-spacing="false"/>
    </style:style>
    <style:style style:name="P26" style:family="paragraph" style:parent-style-name="Text_20_body" style:list-style-name="L5">
      <style:paragraph-properties fo:margin-top="0in" fo:margin-bottom="0in" loext:contextual-spacing="false"/>
    </style:style>
    <style:style style:name="P27" style:family="paragraph" style:parent-style-name="Text_20_body" style:list-style-name="L6">
      <style:paragraph-properties fo:margin-top="0in" fo:margin-bottom="0in" loext:contextual-spacing="false"/>
    </style:style>
    <style:style style:name="P28" style:family="paragraph" style:parent-style-name="Text_20_body" style:list-style-name="L7">
      <style:paragraph-properties fo:margin-top="0in" fo:margin-bottom="0in" loext:contextual-spacing="false"/>
    </style:style>
    <style:style style:name="P29" style:family="paragraph" style:parent-style-name="Text_20_body" style:list-style-name="L8">
      <style:paragraph-properties fo:margin-top="0in" fo:margin-bottom="0in" loext:contextual-spacing="false"/>
    </style:style>
    <style:style style:name="P30" style:family="paragraph" style:parent-style-name="Text_20_body" style:list-style-name="L9">
      <style:paragraph-properties fo:margin-top="0in" fo:margin-bottom="0in" loext:contextual-spacing="false"/>
    </style:style>
    <style:style style:name="P31" style:family="paragraph" style:parent-style-name="Text_20_body" style:list-style-name="L10">
      <style:paragraph-properties fo:margin-top="0in" fo:margin-bottom="0in" loext:contextual-spacing="false"/>
    </style:style>
    <style:style style:name="P32" style:family="paragraph" style:parent-style-name="Text_20_body" style:list-style-name="L11">
      <style:paragraph-properties fo:margin-top="0in" fo:margin-bottom="0in" loext:contextual-spacing="false"/>
    </style:style>
    <style:style style:name="P33" style:family="paragraph" style:parent-style-name="Text_20_body" style:list-style-name="L12">
      <style:paragraph-properties fo:margin-top="0in" fo:margin-bottom="0in" loext:contextual-spacing="false"/>
    </style:style>
    <style:style style:name="P34" style:family="paragraph" style:parent-style-name="Text_20_body" style:list-style-name="L13">
      <style:paragraph-properties fo:margin-top="0in" fo:margin-bottom="0in" loext:contextual-spacing="false"/>
    </style:style>
    <style:style style:name="P35" style:family="paragraph" style:parent-style-name="Text_20_body" style:list-style-name="L14">
      <style:paragraph-properties fo:margin-top="0in" fo:margin-bottom="0in" loext:contextual-spacing="false"/>
    </style:style>
    <style:style style:name="P36" style:family="paragraph" style:parent-style-name="Text_20_body" style:list-style-name="L15">
      <style:paragraph-properties fo:margin-top="0in" fo:margin-bottom="0in" loext:contextual-spacing="false"/>
    </style:style>
    <style:style style:name="P37" style:family="paragraph" style:parent-style-name="Text_20_body" style:list-style-name="L16">
      <style:paragraph-properties fo:margin-top="0in" fo:margin-bottom="0in" loext:contextual-spacing="false"/>
    </style:style>
    <style:style style:name="P38" style:family="paragraph" style:parent-style-name="Text_20_body" style:list-style-name="L17">
      <style:paragraph-properties fo:margin-top="0in" fo:margin-bottom="0in" loext:contextual-spacing="false"/>
    </style:style>
    <style:style style:name="P39" style:family="paragraph" style:parent-style-name="Text_20_body" style:list-style-name="L18">
      <style:paragraph-properties fo:margin-top="0in" fo:margin-bottom="0in" loext:contextual-spacing="false"/>
    </style:style>
    <style:style style:name="P40" style:family="paragraph" style:parent-style-name="Text_20_body" style:list-style-name="L19">
      <style:paragraph-properties fo:margin-top="0in" fo:margin-bottom="0in" loext:contextual-spacing="false"/>
    </style:style>
    <style:style style:name="P41" style:family="paragraph" style:parent-style-name="Preformatted_20_Text" style:list-style-name="L18"/>
    <style:style style:name="P42" style:family="paragraph" style:parent-style-name="Preformatted_20_Text">
      <style:paragraph-properties fo:margin-top="0in" fo:margin-bottom="0.1965in" loext:contextual-spacing="false"/>
    </style:style>
    <style:style style:name="P43" style:family="paragraph" style:parent-style-name="Preformatted_20_Text" style:list-style-name="L18">
      <style:paragraph-properties fo:margin-top="0in" fo:margin-bottom="0.1965in" loext:contextual-spacing="false"/>
    </style:style>
    <style:style style:name="P44" style:family="paragraph" style:parent-style-name="Preformatted_20_Text">
      <style:paragraph-properties fo:margin-left="0.3937in" fo:margin-right="0in" fo:text-indent="0in" style:auto-text-indent="false"/>
    </style:style>
    <style:style style:name="P45" style:family="paragraph" style:parent-style-name="Preformatted_20_Text">
      <style:paragraph-properties fo:margin-left="0.3937in" fo:margin-right="0in" fo:margin-top="0in" fo:margin-bottom="0.1965in" loext:contextual-spacing="false" fo:text-indent="0in" style:auto-text-indent="false"/>
    </style:style>
    <style:style style:name="P46" style:family="paragraph" style:parent-style-name="List_20_Contents">
      <style:paragraph-properties fo:margin-top="0in" fo:margin-bottom="0.1965in" loext:contextual-spacing="false"/>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Information Technology Software Environment: Document-Centric Computing Environment</text:h>
      <text:h text:style-name="Heading_20_3" text:outline-level="3">Introduction</text:h>
      <text:h text:style-name="Heading_20_4" text:outline-level="4">Abstract</text:h>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h text:style-name="Heading_20_4" text:outline-level="4">The Problem</text:h>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h text:style-name="Heading_20_5" text:outline-level="5">Existing work towards solving this problem</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3" text:outline-level="3">General approach</text:h>
      <text:p text:style-name="Text_20_body">This project should aim to systematically support the libre development and distribution as best as possible of an innovative information technology environment.</text:p>
      <text:h text:style-name="Heading_20_4" text:outline-level="4">Current project status</text:h>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3" text:outline-level="3">Intended outcomes</text:h>
      <text:list xml:id="list7344321" text:style-name="L1">
        <text:list-item>
          <text:p text:style-name="P22">The end goal of this work is the development of a completed, stable software environment used for developing the project, consisting of: </text:p>
          <text:list>
            <text:list-item>
              <text:p text:style-name="P22">Specifications </text:p>
            </text:list-item>
            <text:list-item>
              <text:p text:style-name="P22">Information technology environment software implementation </text:p>
            </text:list-item>
            <text:list-item>
              <text:p text:style-name="P3">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3" text:outline-level="3"><office:annotation><dc:date>2019-09-26T22:22:40.227937699</dc:date><text:p>&lt;!-- &lt;h3&gt;Tasks list&lt;/h3&gt;</text:p><text:p/><text:p><text:s text:c="4"/>&lt;h4&gt;Planning and strategy&lt;/h4&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2740335083" text:style-name="L2">
        <text:list-item>
          <text:p text:style-name="P23">Develop, write, test, and document specifications </text:p>
          <text:list>
            <text:list-item>
              <text:p text:style-name="P23">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23">Continue development of support software </text:p>
        </text:list-item>
        <text:list-item>
          <text:p text:style-name="P23">Develop software for information technology environment (EITE) </text:p>
          <text:list>
            <text:list-item>
              <text:p text:style-name="P23">Provide and implement StageL inside EITE </text:p>
            </text:list-item>
            <text:list-item>
              <text:p text:style-name="P23">UI widgets </text:p>
            </text:list-item>
            <text:list-item>
              <text:p text:style-name="P23">Implement simple document editor in EITE </text:p>
            </text:list-item>
            <text:list-item>
              <text:p text:style-name="P23">Other EITE development tasks: networking, data storage and distribution, etc. </text:p>
            </text:list-item>
            <text:list-item>
              <text:p text:style-name="P23">Add C target to StageL </text:p>
            </text:list-item>
            <text:list-item>
              <text:p text:style-name="P23">Benchmark JavaScript implementation versus C→WebAssembly, out of curiosity. WASM would require clang in the toolchain, which wouldn't be ideal until clang can be run on non-WASM EITE, but anyway... </text:p>
            </text:list-item>
            <text:list-item>
              <text:p text:style-name="P23">Support WebAssembly in EITE </text:p>
            </text:list-item>
            <text:list-item>
              <text:p text:style-name="P23">Get text rendering and raster output implemented in EITE </text:p>
            </text:list-item>
            <text:list-item>
              <text:p text:style-name="P23">Complex text rendering support </text:p>
            </text:list-item>
            <text:list-item>
              <text:p text:style-name="P4">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companies using distorted clones of the idea to further their proprietary goals and vendor lock-in). </text:p>
            </text:list-item>
          </text:list>
        </text:list-item>
      </text:list>
      <text:h text:style-name="Heading_20_3" text:outline-level="3"><office:annotation><dc:date>2019-09-26T22:22:40.228921553</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h text:style-name="Heading_20_4" text:outline-level="4">Components of the project</text:h>
      <text:p text:style-name="Text_20_body">The computing environment will consist of the following components:</text:p>
      <text:list xml:id="list1362157070" text:style-name="L3">
        <text:list-item>
          <text:p text:style-name="P24">Development principles, describing the process to use for creating the computing environment </text:p>
        </text:list-item>
        <text:list-item>
          <text:p text:style-name="P24">Data format and its representations </text:p>
          <text:list>
            <text:list-item>
              <text:p text:style-name="P24">Specification </text:p>
            </text:list-item>
            <text:list-item>
              <text:p text:style-name="P24">Reference implementation </text:p>
            </text:list-item>
          </text:list>
        </text:list-item>
        <text:list-item>
          <text:p text:style-name="P24">Data storage system and infrastructure: mechanism for storing append-only set of records, each comprising a unique ID paired with a node document </text:p>
        </text:list-item>
        <text:list-item>
          <text:p text:style-name="P24">Software system, including: </text:p>
          <text:list>
            <text:list-item>
              <text:p text:style-name="P24">Client component </text:p>
            </text:list-item>
            <text:list-item>
              <text:p text:style-name="P24">Server components, including: </text:p>
              <text:list>
                <text:list-item>
                  <text:p text:style-name="P24">Public-facing API </text:p>
                </text:list-item>
                <text:list-item>
                  <text:p text:style-name="P24">Search engine </text:p>
                </text:list-item>
                <text:list-item>
                  <text:p text:style-name="P5">Storage backend </text:p>
                </text:list-item>
              </text:list>
            </text:list-item>
          </text:list>
        </text:list-item>
      </text:list>
      <text:h text:style-name="Heading_20_4" text:outline-level="4">Premise</text:h>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h text:style-name="Heading_20_4" text:outline-level="4">Goals of the project</text:h>
      <text:list xml:id="list1596781972" text:style-name="L4">
        <text:list-item>
          <text:p text:style-name="P25">Proposing, prototyping, and developing a new form of computerized information technology system </text:p>
        </text:list-item>
        <text:list-item>
          <text:p text:style-name="P25">Basing that system on the potential of such systems, rather than mimicing the roles and restrictions of analog media </text:p>
        </text:list-item>
        <text:list-item>
          <text:p text:style-name="P6">Part of a project to develop tools and resources to make it easier to experiment with changes to society and technology in local communities </text:p>
        </text:list-item>
      </text:list>
      <text:h text:style-name="Heading_20_4" text:outline-level="4">Why is this important?</text:h>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h text:style-name="Heading_20_4" text:outline-level="4">Project strategies</text:h>
      <text:list xml:id="list398511308" text:style-name="L5">
        <text:list-item>
          <text:p text:style-name="P26">Treating all media as sequences of units analogous to characters in text </text:p>
        </text:list-item>
        <text:list-item>
          <text:p text:style-name="P26">Allowing all types of media to coexist in a document, and avoiding restrictions on what can go where in a document </text:p>
        </text:list-item>
        <text:list-item>
          <text:p text:style-name="P7">Trying to ensure easy portability of software </text:p>
        </text:list-item>
      </text:list>
      <text:h text:style-name="Heading_20_4" text:outline-level="4">Current status</text:h>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h text:style-name="Heading_20_4" text:outline-level="4">Future goals and plans</text:h>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3478149826" text:style-name="L6">
        <text:list-item>
          <text:p text:style-name="P27">It can allow people to configure how they want to see information (such as ensuring the text size is always large enough). </text:p>
        </text:list-item>
        <text:list-item>
          <text:p text:style-name="P27">It can allow people to configure what information they want to be given (for instance, filtering out documents that have not been screened for being dangerous to people with photosensitive epilepsy). </text:p>
        </text:list-item>
        <text:list-item>
          <text:p text:style-name="P27">It ensures all knowledge in the system is preserved for future history. </text:p>
        </text:list-item>
        <text:list-item>
          <text:p text:style-name="P27">It can allow people to keep their information private, rather than having it slurped up for advertising. </text:p>
        </text:list-item>
        <text:list-item>
          <text:p text:style-name="P8">It can allow people to access, copy, back up, and conduct research using the information easily, rather than knowledge being locked up in commercial databases. </text:p>
        </text:list-item>
      </text:list>
      <text:h text:style-name="Heading_20_4" text:outline-level="4">Summary</text:h>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3" text:outline-level="3">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3" text:outline-level="3">Development principles</text:h>
      <text:list xml:id="list4202730904" text:style-name="L7">
        <text:list-item>
          <text:p text:style-name="P28"><office:annotation><dc:date>2019-09-26T22:22:40.231097755</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28">Make sure that all tests pass when releasing changes to the software. </text:p>
        </text:list-item>
        <text:list-item>
          <text:p text:style-name="P9">Thorough automated unit tests should be provided and kept passing. </text:p>
        </text:list-item>
      </text:list>
      <text:h text:style-name="Heading_20_4" text:outline-level="4">Prerequisites for code to be added to the repository</text:h>
      <text:list xml:id="list2086029793" text:style-name="L8">
        <text:list-item>
          <text:p text:style-name="P29">Code must be readable and documented. </text:p>
        </text:list-item>
        <text:list-item>
          <text:p text:style-name="P29">Code must not cause or have failing tests. </text:p>
        </text:list-item>
        <text:list-item>
          <text:p text:style-name="P29">Code should include thorough automatic test coverage. </text:p>
        </text:list-item>
        <text:list-item>
          <text:p text:style-name="P10">To keep the software in line with the specification, code must address a deviation from the current specification (bug, missing feature, etc.), and may not contain code unrelated to that. </text:p>
        </text:list-item>
      </text:list>
      <text:h text:style-name="Heading_20_4" text:outline-level="4">How issues should be prioritized</text:h>
      <text:p text:style-name="Text_20_body">Ordered from highest priority to lowest priority:</text:p>
      <text:list xml:id="list1254660389" text:style-name="L9">
        <text:list-item>
          <text:p text:style-name="P30">Potential for data loss </text:p>
        </text:list-item>
        <text:list-item>
          <text:p text:style-name="P30">Security vulnerabilities </text:p>
        </text:list-item>
        <text:list-item>
          <text:p text:style-name="P30">Functional regressions </text:p>
        </text:list-item>
        <text:list-item>
          <text:p text:style-name="P30">Incorrect results </text:p>
        </text:list-item>
        <text:list-item>
          <text:p text:style-name="P30">Crashes, lack of accessibility/internationalization, and similar critical usability issues </text:p>
        </text:list-item>
        <text:list-item>
          <text:p text:style-name="P30">Slow code with a significant impact on usability </text:p>
        </text:list-item>
        <text:list-item>
          <text:p text:style-name="P30">Aesthetic regressions </text:p>
        </text:list-item>
        <text:list-item>
          <text:p text:style-name="P30">Minor usability issues </text:p>
        </text:list-item>
        <text:list-item>
          <text:p text:style-name="P30">Slow code with a moderate impact on usability </text:p>
        </text:list-item>
        <text:list-item>
          <text:p text:style-name="P11">Missing features </text:p>
        </text:list-item>
      </text:list>
      <text:h text:style-name="Heading_20_3" text:outline-level="3">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3" text:outline-level="3">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tagel.htm" text:style-name="Internet_20_link" text:visited-style-name="Visited_20_Internet_20_Link">[http://futuramerlin.com///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3" text:outline-level="3">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4" text:outline-level="4">Target solution spaces</text:h>
      <text:p text:style-name="Text_20_body">In summary, any current uses for software above the operating system level are reasonable areas to attempt development. An outline list of some <text:a xlink:type="simple" xlink:href="http://futuramerlin.com///target-solution-spaces-list.htm" text:style-name="Internet_20_link" text:visited-style-name="Visited_20_Internet_20_Link">[http://futuramerlin.com///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h text:style-name="Heading_20_4" text:outline-level="4">Semantic representation</text:h>
      <text:p text:style-name="Text_20_body"><text:soft-page-break/>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83502473" text:style-name="L10">
        <text:list-item>
          <text:p text:style-name="P31">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12">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5" text:outline-level="5">Complex Dc sequences, Sequence Builders, and Dynamic Sets</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4" text:outline-level="4">Implementation challenges and strategy</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h text:style-name="Heading_20_4" text:outline-level="4">Decentralized networked systems: Ad-hoc Computer Network Negotiation</text:h>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102-000.jpg" text:style-name="Internet_20_link" text:visited-style-name="Visited_20_Internet_20_Link">[http://futuramerlin.com///102-000.jpg]: </text:a><draw:a xlink:type="simple" xlink:href="http://futuramerlin.com///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102-001.jpg" text:style-name="Internet_20_link" text:visited-style-name="Visited_20_Internet_20_Link">[http://futuramerlin.com///102-001.jpg]: </text:a><draw:a xlink:type="simple" xlink:href="http://futuramerlin.com///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h text:style-name="Heading_20_4" text:outline-level="4">The project in the context of new media studies: Alignment of the project approach to the traits of the currently emerging new media</text:h>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3" text:outline-level="3">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tagel.htm" text:style-name="Internet_20_link" text:visited-style-name="Visited_20_Internet_20_Link">[http://futuramerlin.com///stagel.htm]: its documentation page</text:a> for more information.</text:p>
      <text:h text:style-name="Heading_20_3" text:outline-level="3">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42"><text:s text:c="30"/>⎣ etc.) <text:s text:c="21"/>⎦</text:p>
      <text:h text:style-name="Heading_20_3" text:outline-level="3">Data formats</text:h>
      <text:h text:style-name="Heading_20_4" text:outline-level="4"><office:annotation><dc:date>2019-09-26T22:22:40.243310312</dc:date><text:p>&lt;!-- &lt;h4&gt;Test suite&lt;/h4&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text:h>
      <text:h text:style-name="Heading_20_5" text:outline-level="5">Objective</text:h>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h text:style-name="Heading_20_5" text:outline-level="5">Language profiles</text:h>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h text:style-name="Heading_20_5" text:outline-level="5">Dcs</text:h>
      <text:p text:style-name="Text_20_body">The core unit of the EITE Language is the Dc (Document Component<office:annotation><dc:date>2019-09-26T22:22:40.243516643</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h text:style-name="Heading_20_6" text:outline-level="6">Reading DcData.csv</text:h>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1580136165" text:style-name="L11">
        <text:list-item>
          <text:p text:style-name="P32">List entries beginning with "&gt;" are cross-references to related Dcs. List entries beginning with "&lt;" are decompositions. </text:p>
        </text:list-item>
        <text:list-item>
          <text:p text:style-name="P32">List entries beginning with "(" indicate the syntax (parameter type signatures) for EITE Language routines. </text:p>
        </text:list-item>
        <text:list-item>
          <text:p text:style-name="P32">List entries beginning with ":" indicate the required syntax for the given Dc, using a form similar to regular expressions: </text:p>
          <text:list>
            <text:list-item>
              <text:p text:style-name="P32">a bracketed list of Dcs [] indicate a set of possible Dcs </text:p>
            </text:list-item>
            <text:list-item>
              <text:p text:style-name="P32">a bracketed list of Dcs with a ^ at the beginning indicates an inversion of the set </text:p>
            </text:list-item>
            <text:list-item>
              <text:p text:style-name="P32">+ indicates 1 or more of the preceding item </text:p>
            </text:list-item>
            <text:list-item>
              <text:p text:style-name="P32">a Dc ID in brackets with a colon before the closing brackets indicates any syntactically correct sequence of Dcs beginning with the enclosed Dc ID </text:p>
            </text:list-item>
            <text:list-item>
              <text:p text:style-name="P13">"~"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h text:style-name="Heading_20_6" text:outline-level="6">Notes on specific Dcs</text:h>
      <text:p text:style-name="Text_20_body">Dcs 241–245: Mode indicators </text:p>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p text:style-name="Text_20_body">Dcs 246–255: Source formatting control </text:p>
      <text:p text:style-name="Text_20_body">Dcs 246 through 255 control the formatting of the ELS format version of a document.</text:p>
      <text:h text:style-name="Heading_20_5" text:outline-level="5">Document formats</text:h>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26T22:22:40.244670431</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h text:style-name="Heading_20_6" text:outline-level="6">EITE Language as Unicode Private Use Characters (dcBasenb), .dcbnb.utf8.txt (assuming UTF-8 representation of Unicode)</text:h>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42"><text:span text:style-name="Source_20_Text">Hello, World!</text:span></text:p>
      <text:h text:style-name="Heading_20_6" text:outline-level="6">EITE Language source files (ELS), .els</text:h>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42"><text:span text:style-name="Source_20_Text"><text:s text:c="4"/>Hello, World!</text:span></text:p>
      <text:p text:style-name="Text_20_body">or more idiomatically (but not the exact equivalent of the others in terms of the Dcs used),</text:p>
      <text:p text:style-name="P42"><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42"><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h text:style-name="Heading_20_6" text:outline-level="6">EITE Language in ASCII documents (ELAD), .elad</text:h>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42"><text:span text:style-name="Source_20_Text">Hello, World!</text:span></text:p>
      <text:h text:style-name="Heading_20_6" text:outline-level="6">EITE Language sequence files (ELQ), .elq</text:h>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42"><text:span text:style-name="Source_20_Text">19</text:span></text:p>
      <text:h text:style-name="Heading_20_6" text:outline-level="6">Documented EITE Language sequence files (DELQ), .delq</text:h>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42"><text:span text:style-name="Source_20_Text">19 # !</text:span></text:p>
      <text:h text:style-name="Heading_20_6" text:outline-level="6">Source-Documented EITE Language sequence files (SELQ), .selq</text:h>
      <text:p text:style-name="Text_20_body"><text:soft-page-break/>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42"><text:span text:style-name="Source_20_Text">57 86 93 93 96 96 30 18 72 96 99 93 85 19 # <text:s text:c="4"/>Hello, World!</text:span></text:p>
      <text:h text:style-name="Heading_20_6" text:outline-level="6">EITE Record Documents (ERD), .erd</text:h>
      <text:p text:style-name="Text_20_body">This is a special format in the "Structured" mode used for structured record storage in EITE. It is not yet defined, but will most likely be a subset of one of the other formats.</text:p>
      <text:h text:style-name="Heading_20_5" text:outline-level="5">Structures in the EITE Language</text:h>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26T22:22:40.245969356</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26T22:22:40.246068729</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46">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44"><text:span text:style-name="Source_20_Text">bazbaz</text:span></text:p>
      <text:p text:style-name="P44"><text:span text:style-name="Source_20_Text">6qux6</text:span></text:p>
      <text:p text:style-name="P45"><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26T22:22:40.246326247</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26T22:22:40.246479134</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46">A statement is a logical line of a document. It can be an invocation of a routine, or a declaration of an entity's structure or value. </text:p>
      <text:h text:style-name="Heading_20_3" text:outline-level="3"><office:annotation><dc:date>2019-09-26T22:22:40.248981978</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6&gt;Object hierarchy&lt;/h6&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6&gt;Types&lt;/h6&gt;</text:p><text:p><text:s text:c="16"/>&lt;p&gt;Types have CamelCase names beginning with an uppercase letter.&lt;/p&gt;</text:p><text:p><text:s text:c="16"/>&lt;h7&gt;C Type&lt;/h7&gt;</text:p><text:p><text:s text:c="20"/>&lt;dl&gt;</text:p><text:p><text:s text:c="24"/>&lt;dt&gt;Traits&lt;/dt&gt;&lt;dd&gt;C Type$type&lt;/dd&gt;</text:p><text:p><text:s text:c="24"/>&lt;dt&gt;Routines&lt;/dt&gt;&lt;dd&gt;C cs!this.$type:new(FuzzyList$params) { lang.new(this) }&lt;/dd&gt;</text:p><text:p><text:s text:c="20"/>&lt;/dl&gt;</text:p><text:p/><text:p><text:s text:c="16"/>&lt;h7&gt;C Routine&lt;/h7&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7&gt;C List&lt;/h7&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7&gt;C FuzzyList (inherits from List)&lt;/h7&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7&gt;C Resource&lt;/h7&gt;</text:p><text:p><text:s text:c="20"/>&lt;dl&gt;</text:p><text:p><text:s text:c="24"/>&lt;dt&gt;Traits&lt;/dt&gt;&lt;dd&gt;&lt;/dd&gt;</text:p><text:p><text:s text:c="24"/>&lt;dt&gt;Routines&lt;/dt&gt;&lt;dd&gt;&lt;/dd&gt;</text:p><text:p><text:s text:c="20"/>&lt;/dl&gt;</text:p><text:p/><text:p><text:s text:c="12"/>&lt;h6&gt;System object: Traits&lt;/h6&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6&gt;System object: Routines&lt;/h6&gt;</text:p><text:p><text:s text:c="16"/>&lt;p&gt;Routines have camelCase names beginning with a lowercase letter, and have parameters.&lt;/p&gt;</text:p><text:p><text:s text:c="16"/>&lt;h7&gt;C Void:lang.run(Routine$routine,List$params)&lt;/h7&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7&gt;C (Void|$type):lang.cast(Any$object,Type$type,(|String$return))&lt;/h7&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7&gt;C (Void|$trait.type):lang.set(Reference$trait,Any$value,(|String$return))&lt;/h7&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7&gt;C $trait.type:lang.get(Reference$trait)&lt;/h7&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7&gt;C Reference:lang.trait(Any$object)&lt;/h7&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7&gt;C Boolean:lang.compare(Any$left,Any$right)&lt;/h7&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7&gt;S Any:lang.otherwise(Routine$left,Routine$right)&lt;/h7&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3" text:outline-level="3">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h text:style-name="Heading_20_4" text:outline-level="4">Interview questions</text:h>
      <text:list xml:id="list2649082584" text:style-name="L12">
        <text:list-item>
          <text:p text:style-name="P33">What tasks do you frequently use information technology (IT) systems to complete? A few examples of information technology systems, for purposes of this question, are computers, telephones, portable music players, and fax machines. </text:p>
        </text:list-item>
        <text:list-item>
          <text:p text:style-name="P33">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33">Also, when using information technology systems, are there any other challenges that you face? </text:p>
        </text:list-item>
        <text:list-item>
          <text:p text:style-name="P33">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33">For the next two questions, imagine an IT system that gives you information about current circumstances — your name, where you are, the date and year, and recent news and messages. </text:p>
          <text:list>
            <text:list-item>
              <text:p text:style-name="P33">Would that help you feel grounded in the present and more easily able to complete the tasks you are there to work on? </text:p>
            </text:list-item>
            <text:list-item>
              <text:p text:style-name="P33">If you or someone you know has trouble remembering that sort of state information, for instance due to Alzheimer’s disease or dementia, do you think this would be helpful in dealing with that? </text:p>
            </text:list-item>
          </text:list>
        </text:list-item>
        <text:list-item>
          <text:p text:style-name="P33">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33">Would you find such a system helpful? </text:p>
            </text:list-item>
            <text:list-item>
              <text:p text:style-name="P14">What are some specific situations in your use of IT systems that would benefit from that? </text:p>
            </text:list-item>
          </text:list>
        </text:list-item>
      </text:list>
      <text:p text:style-name="Text_20_body">Thank you for participating in the interview!</text:p>
      <text:h text:style-name="Heading_20_4" text:outline-level="4">Responses</text:h>
      <text:p text:style-name="Text_20_body">Note that these responses have been lightly edited to make them clearer. The meaning of the responses is unchanged.</text:p>
      <text:h text:style-name="Heading_20_5" text:outline-level="5">Interviewee 1</text:h>
      <text:p text:style-name="Text_20_body">Interviewee 1 works as a church organist and piano teacher.</text:p>
      <text:list xml:id="list3055956442" text:style-name="L13">
        <text:list-item>
          <text:p text:style-name="P34">Computer: Researching music repertoire and performance techniques for my work; learning repertoire; listening to music for work. Telephone: Business and personal contacts. </text:p>
        </text:list-item>
        <text:list-item>
          <text:p text:style-name="P34">No problems except for not always understanding the technology in a complete way and so not always being able to solve problems on my own. </text:p>
        </text:list-item>
        <text:list-item>
          <text:p text:style-name="P34">Financial restrictions in not having all the ideal components for a virtual pipe organ. Also, sometimes information not fitting on a screen correctly, or otherwise not working as it should. </text:p>
        </text:list-item>
        <text:list-item>
          <text:p text:style-name="P34">I don’t have so many projects going at once that I cant keep track of them. </text:p>
          <text:list>
            <text:list-item>
              <text:p text:style-name="P34">Perhaps if I had a condition like Alzheimer's disease, but otherwise, no. Recent news would be a distraction unless that was my field of work. </text:p>
            </text:list-item>
            <text:list-item>
              <text:p text:style-name="P34">Yes, it could be helpful. I believe. </text:p>
            </text:list-item>
            <text:list-item>
              <text:p text:style-name="P34">Yes, that could be helpful. It would prevent the need to make two (or possibly more) separate communications, in some cases. </text:p>
            </text:list-item>
            <text:list-item>
              <text:p text:style-name="P15">Trying to share a photo with commentary attached or a musical composition with my questions attached and also to get a critique. </text:p>
            </text:list-item>
          </text:list>
        </text:list-item>
      </text:list>
      <text:h text:style-name="Heading_20_5" text:outline-level="5">Interviewee 2</text:h>
      <text:list xml:id="list2052999537" text:style-name="L14">
        <text:list-item>
          <text:p text:style-name="P35">I use IT systems for many tasks: </text:p>
          <text:list>
            <text:list-item>
              <text:p text:style-name="P35">Music writing and recording </text:p>
            </text:list-item>
            <text:list-item>
              <text:p text:style-name="P35">Music listening </text:p>
            </text:list-item>
            <text:list-item>
              <text:p text:style-name="P35">Video watching </text:p>
            </text:list-item>
            <text:list-item>
              <text:p text:style-name="P35">Reading books </text:p>
            </text:list-item>
            <text:list-item>
              <text:p text:style-name="P35">Reading news </text:p>
            </text:list-item>
            <text:list-item>
              <text:p text:style-name="P35">Checking the weather </text:p>
            </text:list-item>
            <text:list-item>
              <text:p text:style-name="P35">Studying Spanish </text:p>
            </text:list-item>
            <text:list-item>
              <text:p text:style-name="P35">Looking up words in English and other languages </text:p>
            </text:list-item>
            <text:list-item>
              <text:p text:style-name="P35">Finding synonyms </text:p>
            </text:list-item>
            <text:list-item>
              <text:p text:style-name="P35">Making phone calls </text:p>
            </text:list-item>
            <text:list-item>
              <text:p text:style-name="P35">Texting </text:p>
            </text:list-item>
            <text:list-item>
              <text:p text:style-name="P35">Video chatting </text:p>
            </text:list-item>
            <text:list-item>
              <text:p text:style-name="P35">Keeping my appointments straight </text:p>
            </text:list-item>
            <text:list-item>
              <text:p text:style-name="P35">As an alarm clock </text:p>
            </text:list-item>
            <text:list-item>
              <text:p text:style-name="P35">As a timer </text:p>
            </text:list-item>
            <text:list-item>
              <text:p text:style-name="P35">As a stopwatch </text:p>
            </text:list-item>
            <text:list-item>
              <text:p text:style-name="P35">Tuning my guitar </text:p>
            </text:list-item>
            <text:list-item>
              <text:p text:style-name="P35">Finding information about people and businesses </text:p>
            </text:list-item>
            <text:list-item>
              <text:p text:style-name="P35">To guide my travels via GPS </text:p>
            </text:list-item>
            <text:list-item>
              <text:p text:style-name="P35">Emailing </text:p>
            </text:list-item>
            <text:list-item>
              <text:p text:style-name="P35">Research of products and subjects of interest </text:p>
            </text:list-item>
            <text:list-item>
              <text:p text:style-name="P35">Backing up information </text:p>
            </text:list-item>
            <text:list-item>
              <text:p text:style-name="P35">Storing photos </text:p>
            </text:list-item>
            <text:list-item>
              <text:p text:style-name="P35">Digitizing music and photographic slides </text:p>
            </text:list-item>
            <text:list-item>
              <text:p text:style-name="P35">Scanning books and other documents </text:p>
            </text:list-item>
            <text:list-item>
              <text:p text:style-name="P35">Finding, creating, and sharing recipes </text:p>
            </text:list-item>
            <text:list-item>
              <text:p text:style-name="P35">Journaling </text:p>
            </text:list-item>
            <text:list-item>
              <text:p text:style-name="P35">Making and publishing videos </text:p>
            </text:list-item>
            <text:list-item>
              <text:p text:style-name="P35">Publishing digital music </text:p>
            </text:list-item>
            <text:list-item>
              <text:p text:style-name="P35">Taking photos </text:p>
            </text:list-item>
            <text:list-item>
              <text:p text:style-name="P35">Opening the garage door </text:p>
            </text:list-item>
            <text:list-item>
              <text:p text:style-name="P35">Making shopping lists </text:p>
            </text:list-item>
            <text:list-item>
              <text:p text:style-name="P35">As a metronome </text:p>
            </text:list-item>
            <text:list-item>
              <text:p text:style-name="P35">To create editable documents using OCR </text:p>
            </text:list-item>
            <text:list-item>
              <text:p text:style-name="P35">To measure the level of sound </text:p>
            </text:list-item>
            <text:list-item>
              <text:p text:style-name="P35">To create animation </text:p>
            </text:list-item>
            <text:list-item>
              <text:p text:style-name="P35">To practice piano </text:p>
            </text:list-item>
            <text:list-item>
              <text:p text:style-name="P35">To recreate orchestras </text:p>
            </text:list-item>
            <text:list-item>
              <text:p text:style-name="P35">To alter photos </text:p>
            </text:list-item>
          </text:list>
        </text:list-item>
        <text:list-item>
          <text:p text:style-name="P35">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35">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35">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35">I have such an IT system. I can ask Siri for any of that information. </text:p>
            </text:list-item>
            <text:list-item>
              <text:p text:style-name="P35">I think it could be helpful, especially if someone was still in the work force, or if they still were striving to meet the challenges of living alone, or of helping to care for others. </text:p>
            </text:list-item>
            <text:list-item>
              <text:p text:style-name="P35">I think it would be brilliant. Helpful? Absolutely. </text:p>
            </text:list-item>
            <text:list-item>
              <text:p text:style-name="P16">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h text:style-name="Heading_20_5" text:outline-level="5">Summary of findings</text:h>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h text:style-name="Heading_20_4" text:outline-level="4">Personas</text:h>
      <text:p text:style-name="Text_20_body">While these personas are based on the interview respondents, they are somewhat fictionalized.</text:p>
      <text:h text:style-name="Heading_20_5" text:outline-level="5">Persona 1</text:h>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h text:style-name="Heading_20_5" text:outline-level="5">Persona 2</text:h>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h text:style-name="Heading_20_4" text:outline-level="4">Proposed user acceptance testing strategy</text:h>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h text:style-name="Heading_20_4" text:outline-level="4">User Feedback on Edit Tool Web extension (March 4, 2019)</text:h>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h text:style-name="Heading_20_4" text:outline-level="4">Storyboard</text:h>
      <text:p text:style-name="Text_20_body"><text:a xlink:type="simple" xlink:href="http://futuramerlin.com///image-001.png" text:style-name="Internet_20_link" text:visited-style-name="Visited_20_Internet_20_Link">[http://futuramerlin.com///image-001.png]: </text:a><draw:a xlink:type="simple" xlink:href="http://futuramerlin.com///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image-002.png" text:style-name="Internet_20_link" text:visited-style-name="Visited_20_Internet_20_Link">[http://futuramerlin.com///image-002.png]: </text:a><draw:a xlink:type="simple" xlink:href="http://futuramerlin.com///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image-003.png" text:style-name="Internet_20_link" text:visited-style-name="Visited_20_Internet_20_Link">[http://futuramerlin.com///image-003.png]: </text:a><draw:a xlink:type="simple" xlink:href="http://futuramerlin.com///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3" text:outline-level="3">References</text:h>
      <text:list xml:id="list2238756151" text:style-name="L15">
        <text:list-item>
          <text:p text:style-name="P36">[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36">[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36">[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36">[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36">[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36"><text:soft-page-break/>[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36">[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36">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36">Diffie, Whitfield, and Martin Hellman. “New directions in cryptography”, in IEEE Transactions on Information Theory (Vol. 22, issue 6, Nov. 1976, pp. 644–654). DOI: 10.1109/TIT.1976.1055638 </text:p>
        </text:list-item>
        <text:list-item>
          <text:p text:style-name="P36">Git manual, section 10.4: “Git Internals - Packfiles” </text:p>
        </text:list-item>
        <text:list-item>
          <text:p text:style-name="P36">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36">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36">Singh, Simon. The Code Book. ISBN: 9780385730624 </text:p>
        </text:list-item>
        <text:list-item>
          <text:p text:style-name="P17">Wikipedia. “Mobile ad hoc network”; “Martin Hellman”; “Mesh network”; “Network topology”; “Public-key cryptography”; “Wireless ad hoc network” </text:p>
        </text:list-item>
      </text:list>
      <text:h text:style-name="Heading_20_4" text:outline-level="4">Photograph credits and licensing</text:h>
      <text:list xml:id="list1491394458" text:style-name="L16">
        <text:list-item>
          <text:p text:style-name="P37">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18">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3" text:outline-level="3">EITE Platforms</text:h>
      <text:h text:style-name="Heading_20_4" text:outline-level="4">Platforms and platform note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2"/>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3" text:outline-level="3">EITE Specification</text:h>
      <text:h text:style-name="Heading_20_4" text:outline-level="4">Purpose of this document</text:h>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h text:style-name="Heading_20_4" text:outline-level="4">Platforms</text:h>
      <text:p text:style-name="Text_20_body">For specific platforms' implementations of EITE, see <text:a xlink:type="simple" xlink:href="http://futuramerlin.com//platforms" text:style-name="Internet_20_link" text:visited-style-name="Visited_20_Internet_20_Link">[http://futuramerlin.com//platforms]: the dedicated subpage</text:a>.</text:p>
      <text:h text:style-name="Heading_20_4" text:outline-level="4">EITE tools</text:h>
      <text:p text:style-name="Text_20_body">The following natively implemented tools should be available in a full implementation: <text:a xlink:type="simple" xlink:href="http://futuramerlin.com//tool-testrunner.htm" text:style-name="Internet_20_link" text:visited-style-name="Visited_20_Internet_20_Link">[http://futuramerlin.com//tool-testrunner.htm]: test runner</text:a>, <text:a xlink:type="simple" xlink:href="http://futuramerlin.com//tool-docrunner.htm" text:style-name="Internet_20_link" text:visited-style-name="Visited_20_Internet_20_Link">[http://futuramerlin.com//tool-docrunner.htm]: document runner</text:a>, <text:a xlink:type="simple" xlink:href="http://futuramerlin.com//tool-implrunner.htm" text:style-name="Internet_20_link" text:visited-style-name="Visited_20_Internet_20_Link">[http://futuramerlin.com//tool-implrunner.htm]: main EITE implementation runner</text:a>, and <text:a xlink:type="simple" xlink:href="http://futuramerlin.com//tool-edit.htm" text:style-name="Internet_20_link" text:visited-style-name="Visited_20_Internet_20_Link">[http://futuramerlin.com//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h text:style-name="Heading_20_4" text:outline-level="4">EITE implementation public APIs</text:h>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h text:style-name="Heading_20_4" text:outline-level="4">Command-line interface (mostly unimplemented)</text:h>
      <text:p text:style-name="Text_20_body">The EITE should provide the following user-facing command-line scripts.</text:p>
      <text:p text:style-name="List_20_Heading"><text:span text:style-name="Source_20_Text">eite</text:span></text:p>
      <text:p text:style-name="P46">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46">Given an AST representation of a document, print out the source file for it. Synopsis: <text:span text:style-name="Source_20_Text">eite-run (&lt;path-to-document&gt;|-) [--graphical]</text:span> </text:p>
      <text:h text:style-name="Heading_20_4" text:outline-level="4">Formats</text:h>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h text:style-name="Heading_20_4" text:outline-level="4">Document transformations</text:h>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h text:style-name="Heading_20_4" text:outline-level="4">Exec options</text:h>
      <text:p text:style-name="Text_20_body">The document exec options are: (TODO)</text:p>
      <text:h text:style-name="Heading_20_4" text:outline-level="4">EITE Tool Documentation: Document Runner</text:h>
      <text:h text:style-name="Heading_20_5" text:outline-level="5">Document runner operation</text:h>
      <text:p text:style-name="Text_20_body">The document runner is one of the native tools included in a full EITE implementation. It has not yet been implemented. It should prompt for the path to a document to run, and load and run that document.</text:p>
      <text:h text:style-name="Heading_20_4" text:outline-level="4">EITE Tool Documentation: Edit Tool</text:h>
      <text:h text:style-name="Heading_20_5" text:outline-level="5">Edit tool introduction</text:h>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h text:style-name="Heading_20_5" text:outline-level="5">Edit tool interface</text:h>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h text:style-name="Heading_20_4" text:outline-level="4">EITE Tool Documentation: EITE Implementation Runner</text:h>
      <text:h text:style-name="Heading_20_5" text:outline-level="5">EITE implementation runner operation</text:h>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h text:style-name="Heading_20_4" text:outline-level="4">EITE Tool Documentation: Test Runner</text:h>
      <text:h text:style-name="Heading_20_5" text:outline-level="5">Test runner operation</text:h>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3" text:outline-level="3">StageL: Simple staging language</text:h>
      <text:h text:style-name="Heading_20_4" text:outline-level="4">Overview</text:h>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26T22:22:40.265862650</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h text:style-name="Heading_20_4" text:outline-level="4">Design goals</text:h>
      <text:list xml:id="list1942201851" text:style-name="L17">
        <text:list-item>
          <text:p text:style-name="P38">Imperative language. Trivial to implement, learn, and read; extremely portable. </text:p>
        </text:list-item>
        <text:list-item>
          <text:p text:style-name="P38">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38">Implemented as a transpiler that accepts a file as input and produces a file in the target language as output. </text:p>
        </text:list-item>
        <text:list-item>
          <text:p text:style-name="P38">Have an implementation of itself using itself, to provide testing and portability of the language. </text:p>
        </text:list-item>
        <text:list-item>
          <text:p text:style-name="P38">Have an implementation in Bash. </text:p>
        </text:list-item>
        <text:list-item>
          <text:p text:style-name="P38">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38">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38">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38">Output files should retain the structure and comments of the input files, thereby retaining readability as far as the target language permits. </text:p>
        </text:list-item>
        <text:list-item>
          <text:p text:style-name="P19">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h text:style-name="Heading_20_4" text:outline-level="4">Actual results of the design goals</text:h>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Heading_20_4" text:outline-level="4">Syntax</text:h>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5" text:outline-level="5">Gotchas</text:h>
      <text:list xml:id="list4014838753" text:style-name="L18">
        <text:list-item>
          <text:p text:style-name="P39">Whitespace is (usually) significant. There isn't a 1:1 correspondence between valid source files and the parsed code, though, I don't think. Indentation must be with 4 spaces. </text:p>
        </text:list-item>
        <text:list-item>
          <text:p text:style-name="P39">Unexpected byte values in code files aren't allowed and should cause the parser to die; strings or comments containing byte values other than printable ASCII are an error. </text:p>
        </text:list-item>
        <text:list-item>
          <text:p text:style-name="P39">The value of a variable before it has been set in a given block is undefined; don't access it until it has been set (and don't rely on variable hoisting). That's an error, but there isn't anything in place to detect it. </text:p>
        </text:list-item>
        <text:list-item>
          <text:p text:style-name="P39">Argument lists can contain references to any type. </text:p>
        </text:list-item>
        <text:list-item>
          <text:p text:style-name="P39">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39">Routine parameter types can be generic, string, number, bool, or array. Void is not an allowed parameter type (although I'm not sure what that would actually mean). </text:p>
        </text:list-item>
        <text:list-item>
          <text:p text:style-name="P39">Routine return types can be string, number, bool, array, or void. Generic return type is not allowed, separate routines for each return type desired must be used instead. </text:p>
        </text:list-item>
        <text:list-item>
          <text:p text:style-name="P39">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39">Some commands (e.g. new, return) can't handle routines in argument lists; this <text:span text:style-name="Strong_20_Emphasis">should</text:span> die with an error, but no promises. </text:p>
        </text:list-item>
        <text:list-item>
          <text:p text:style-name="P39">Referencing or assigning to a variable that has not been assigned is an error, but there isn't anything in place to detect it. </text:p>
        </text:list-item>
        <text:list-item>
          <text:p text:style-name="P20">Code like:</text:p>
          <text:p text:style-name="P41"><text:span text:style-name="Source_20_Text">r/s/fbSwitcher n/num</text:span></text:p>
          <text:p text:style-name="P41"><text:span text:style-name="Source_20_Text"><text:s text:c="4"/>if eq 0 mod n/num 15</text:span></text:p>
          <text:p text:style-name="P43"><text:span text:style-name="Source_20_Text"><text:s text:c="8"/>return 'Buzz'</text:span></text:p>
          <text:p text:style-name="P39">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39">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39">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39">Array literals can (probably) only be used with the <text:span text:style-name="Source_20_Text">set</text:span> command. For other things, make a temp value, assign the array literal to it, and then use the temp value in its place. </text:p>
        </text:list-item>
        <text:list-item>
          <text:p text:style-name="P39">Whitespace requirements apply to lines where the entire line is a comment, too. </text:p>
        </text:list-item>
        <text:list-item>
          <text:p text:style-name="P39">Comments have to be on their own lines. </text:p>
        </text:list-item>
        <text:list-item>
          <text:p text:style-name="P20">What's wrong with this code? </text:p>
          <text:p text:style-name="P41"><text:soft-page-break/><text:span text:style-name="Source_20_Text"><text:s text:c="4"/>while lt 8 len an/res</text:span></text:p>
          <text:p text:style-name="P41"><text:span text:style-name="Source_20_Text"><text:s text:c="16"/>set an/res push [ 0 ] an/res</text:span></text:p>
          <text:p text:style-name="P43"><text:span text:style-name="Source_20_Text"><text:s text:c="8"/></text:span></text:p>
          <text:p text:style-name="P39">The array bracket type doesn't match the content type: [ is for strings, while ( is for numbers. </text:p>
        </text:list-item>
        <text:list-item>
          <text:p text:style-name="P43"><text:span text:style-name="Source_20_Text">set an/remainderArr anSubset an/in -5 -1 # last 4 characters</text:span></text:p>
          <text:p text:style-name="P39">breaks; the comment needs to be on a separate line. </text:p>
        </text:list-item>
        <text:list-item>
          <text:p text:style-name="P20">Code like </text:p>
          <text:p text:style-name="P43"><text:span text:style-name="Source_20_Text">set as/data append as/data [ s/key s/val ]</text:span></text:p>
          <text:p text:style-name="P39">is an error: array literals can't contain variables in their definitions. </text:p>
        </text:list-item>
        <text:list-item>
          <text:p text:style-name="P20">Perhaps test conditions should have to be on the same line as the test keyword. For example, </text:p>
          <text:p text:style-name="P41"><text:span text:style-name="Source_20_Text">if</text:span></text:p>
          <text:p text:style-name="P43"><text:span text:style-name="Source_20_Text"><text:s text:c="4"/>lt n/a 0</text:span></text:p>
          <text:p text:style-name="P39">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0"><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h text:style-name="Heading_20_5" text:outline-level="5">Example</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42"><text:span text:style-name="Source_20_Text"><text:s text:c="8"/>return s/temp</text:span></text:p>
      <text:h text:style-name="Heading_20_4" text:outline-level="4">Special syntaxes</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46">Loop over an array. How it's used: </text:p>
      <text:p text:style-name="P44"><text:span text:style-name="Source_20_Text">new as/temp</text:span></text:p>
      <text:p text:style-name="P44"><text:span text:style-name="Source_20_Text">set as/temp [ 'd' 'b' 'l' 'c' 'b' 'a' ]</text:span></text:p>
      <text:p text:style-name="P44"><text:span text:style-name="Source_20_Text">new n/c</text:span></text:p>
      <text:p text:style-name="P44"><text:span text:style-name="Source_20_Text">as/temp { n/i s/elem</text:span></text:p>
      <text:p text:style-name="P45"><text:span text:style-name="Source_20_Text"><text:s text:c="4"/>set n/c inc n/c</text:span></text:p>
      <text:p text:style-name="P46">. This is shorthand for: </text:p>
      <text:p text:style-name="P44"><text:span text:style-name="Source_20_Text">new as/temp</text:span></text:p>
      <text:p text:style-name="P44"><text:span text:style-name="Source_20_Text">set as/temp [ 'd' 'b' 'l' 'c' 'b' 'a' ]</text:span></text:p>
      <text:p text:style-name="P44"><text:span text:style-name="Source_20_Text">new n/c</text:span></text:p>
      <text:p text:style-name="P44"><text:span text:style-name="Source_20_Text">new n/i</text:span></text:p>
      <text:p text:style-name="P44"><text:span text:style-name="Source_20_Text">new s/elem</text:span></text:p>
      <text:p text:style-name="P44"><text:span text:style-name="Source_20_Text">while lt n/i count as/temp</text:span></text:p>
      <text:p text:style-name="P44"><text:span text:style-name="Source_20_Text"><text:s text:c="4"/>set s/elem get as/temp n/i</text:span></text:p>
      <text:p text:style-name="P44"><text:span text:style-name="Source_20_Text"><text:s text:c="4"/>set n/i inc n/i</text:span></text:p>
      <text:p text:style-name="P45"><text:span text:style-name="Source_20_Text"><text:s text:c="4"/>set n/c inc n/c</text:span></text:p>
      <text:h text:style-name="Heading_20_4" text:outline-level="4">Scope</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4" text:outline-level="4">Errors</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4" text:outline-level="4">Types and basic commands for them</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5" text:outline-level="5">b: Booleans</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46">Returns bool a not b </text:p>
      <text:h text:style-name="Heading_20_5" text:outline-level="5">n: Numbers (integer only)</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46">Returns the modulo of two numbers a and b </text:p>
      <text:h text:style-name="Heading_20_5" text:outline-level="5">s: Strings</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46">Gives the number of bytes of input. </text:p>
      <text:h text:style-name="Heading_20_5" text:outline-level="5">Basic type utility routines</text:h>
      <text:p text:style-name="Text_20_body">These operate on str/int/bool.</text:p>
      <text:p text:style-name="List_20_Heading">r/s/strFrom g/input</text:p>
      <text:p text:style-name="P46">Give string with contents. </text:p>
      <text:h text:style-name="Heading_20_5" text:outline-level="5">Array utility routines</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46">Return the subset of the array from start index to end. </text:p>
      <text:h text:style-name="Heading_20_5" text:outline-level="5">an: Number Arrays</text:h>
      <text:p text:style-name="Text_20_body">A sequence of numbers. Starts with a ( and ends with a ). E.g. <text:span text:style-name="Source_20_Text">( 5 6 )</text:span>.</text:p>
      <text:h text:style-name="Heading_20_5" text:outline-level="5">ab: Boolean Arrays</text:h>
      <text:p text:style-name="Text_20_body">A sequence of bools. Starts with a &lt; and ends with a &gt;. E.g. <text:span text:style-name="Source_20_Text">&lt; false true &gt;</text:span>.</text:p>
      <text:h text:style-name="Heading_20_5" text:outline-level="5">as: String Arrays</text:h>
      <text:p text:style-name="Text_20_body">A sequence of strings. Starts with a [ and ends with a ]. E.g. <text:span text:style-name="Source_20_Text">[ "foo" "bar" ]</text:span>.</text:p>
      <text:h text:style-name="Heading_20_4" text:outline-level="4"><text:soft-page-break/>StageR commands</text:h>
      <text:p text:style-name="Text_20_body">These commands are implemented in StageL by composing the basic commands for easy portability. (Sorry, not really documented yet; look in implementation/portable/*.stagel to see what's available.)</text:p>
      <text:h text:style-name="Heading_20_5" text:outline-level="5">Booleans</text:h>
      <text:h text:style-name="Heading_20_5" text:outline-level="5">Numbers</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46">Returns the modulo of two numbers a and b </text:p>
      <text:h text:style-name="Heading_20_5" text:outline-level="5">Strings</text:h>
      <text:p text:style-name="List_20_Heading">r/s/strCharAtPos s/input n/index</text:p>
      <text:p text:style-name="P46">Give the character at index bytes (=characters — no Unicode support here, sorry) into input </text:p>
      <text:h text:style-name="Heading_20_5" text:outline-level="5">Arrays</text:h>
      <text:h text:style-name="Heading_20_3" text:outline-level="3">Information Technology Software Environment: List of Target Solution Spaces</text:h>
      <text:list xml:id="list874452625" text:style-name="L19">
        <text:list-item>
          <text:p text:style-name="P40">Getting a summary of everything going on (start / home screen kind of thing): Customizable. For example, could contain: </text:p>
          <text:list>
            <text:list-item>
              <text:p text:style-name="P40">A brief reminder of who/where/when/etc. I am </text:p>
            </text:list-item>
            <text:list-item>
              <text:p text:style-name="P40">What I have to do today (schedule, tasks, etc.) </text:p>
            </text:list-item>
            <text:list-item>
              <text:p text:style-name="P40">Important news (<text:span text:style-name="Emphasis">e.g.</text:span> emergencies, etc.) </text:p>
            </text:list-item>
            <text:list-item>
              <text:p text:style-name="P40">A search box </text:p>
            </text:list-item>
            <text:list-item>
              <text:p text:style-name="P40">A way to easily create a journal entry, blog/microblog post, social networking status update, etc. </text:p>
            </text:list-item>
            <text:list-item>
              <text:p text:style-name="P40">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40">A way to easily compose an IM / email / etc. or place a voice/videocall </text:p>
            </text:list-item>
            <text:list-item>
              <text:p text:style-name="P40">Messages from others (emails, IMs, voice/videomails, etc.) </text:p>
            </text:list-item>
            <text:list-item>
              <text:p text:style-name="P40">Other guided information resources (see below) </text:p>
            </text:list-item>
            <text:list-item>
              <text:p text:style-name="P40">A hierarchy of things to browse through (web-portal style) </text:p>
            </text:list-item>
            <text:list-item>
              <text:p text:style-name="P40">… </text:p>
            </text:list-item>
          </text:list>
        </text:list-item>
        <text:list-item>
          <text:p text:style-name="P40">Media consumption and browsing </text:p>
          <text:list>
            <text:list-item>
              <text:p text:style-name="P40">Reading and interacting with documents/apps </text:p>
            </text:list-item>
            <text:list-item>
              <text:p text:style-name="P40">Browsing a Web site </text:p>
            </text:list-item>
            <text:list-item>
              <text:p text:style-name="P40">Browsing through EITE nodes and other structured datasets/databases </text:p>
            </text:list-item>
            <text:list-item>
              <text:p text:style-name="P40">Movies </text:p>
            </text:list-item>
            <text:list-item>
              <text:p text:style-name="P40">Feature films </text:p>
            </text:list-item>
            <text:list-item>
              <text:p text:style-name="P40">Video series </text:p>
            </text:list-item>
            <text:list-item>
              <text:p text:style-name="P40">Online streaming home video (YouTube, etc.) </text:p>
            </text:list-item>
            <text:list-item>
              <text:p text:style-name="P40">… </text:p>
            </text:list-item>
            <text:list-item>
              <text:p text:style-name="P40">Music </text:p>
            </text:list-item>
            <text:list-item>
              <text:p text:style-name="P40">Albums </text:p>
            </text:list-item>
            <text:list-item>
              <text:p text:style-name="P40">Individual tracks </text:p>
            </text:list-item>
            <text:list-item>
              <text:p text:style-name="P40">Music videos </text:p>
            </text:list-item>
            <text:list-item>
              <text:p text:style-name="P40">Artist/album/tag/etc. radio </text:p>
            </text:list-item>
            <text:list-item>
              <text:p text:style-name="P40">Playlists, including shared playlists </text:p>
            </text:list-item>
            <text:list-item>
              <text:p text:style-name="P40">Scores </text:p>
            </text:list-item>
            <text:list-item>
              <text:p text:style-name="P40">… </text:p>
            </text:list-item>
            <text:list-item>
              <text:p text:style-name="P40">Games </text:p>
            </text:list-item>
            <text:list-item>
              <text:p text:style-name="P40">Interactive fiction, MUDs, MOOs, MMOs, puzzles, board game simulations, many other types of games … </text:p>
            </text:list-item>
            <text:list-item>
              <text:p text:style-name="P40">Ebooks </text:p>
            </text:list-item>
            <text:list-item>
              <text:p text:style-name="P40">Poetry </text:p>
            </text:list-item>
            <text:list-item>
              <text:p text:style-name="P40">Quotations </text:p>
            </text:list-item>
            <text:list-item>
              <text:p text:style-name="P40">Essays </text:p>
            </text:list-item>
            <text:list-item>
              <text:p text:style-name="P40">News </text:p>
            </text:list-item>
            <text:list-item>
              <text:p text:style-name="P40">Comics </text:p>
            </text:list-item>
            <text:list-item>
              <text:p text:style-name="P40">Manga </text:p>
            </text:list-item>
            <text:list-item>
              <text:p text:style-name="P40">Blogs &amp; RSS feeds </text:p>
            </text:list-item>
            <text:list-item>
              <text:p text:style-name="P40">Consuming realtime media (television, radio, livestreams, …) </text:p>
            </text:list-item>
            <text:list-item>
              <text:p text:style-name="P40">… </text:p>
            </text:list-item>
          </text:list>
        </text:list-item>
        <text:list-item>
          <text:p text:style-name="P40">Document creation and sharing </text:p>
          <text:list>
            <text:list-item>
              <text:p text:style-name="P40">Writing a paper </text:p>
            </text:list-item>
            <text:list-item>
              <text:p text:style-name="P40">Collaborative document editing / creation </text:p>
            </text:list-item>
            <text:list-item>
              <text:p text:style-name="P40">Composing a score </text:p>
            </text:list-item>
            <text:list-item>
              <text:p text:style-name="P40">Writing a book </text:p>
            </text:list-item>
            <text:list-item>
              <text:p text:style-name="P40">Creating a movie </text:p>
            </text:list-item>
            <text:list-item>
              <text:p text:style-name="P40">Creating a storyboard for a movie </text:p>
            </text:list-item>
            <text:list-item>
              <text:p text:style-name="P40">Writing a script </text:p>
            </text:list-item>
            <text:list-item>
              <text:p text:style-name="P40">Editing a photograph </text:p>
            </text:list-item>
            <text:list-item>
              <text:p text:style-name="P40">Creating animation </text:p>
            </text:list-item>
            <text:list-item>
              <text:p text:style-name="P40">Notes to one's self (sticky notes style) </text:p>
            </text:list-item>
            <text:list-item>
              <text:p text:style-name="P40">More thorough journal-y notes to one's self (including jotting down / recording / playing in musical ideas, etc.) </text:p>
            </text:list-item>
            <text:list-item>
              <text:p text:style-name="P40">3D modeling and rendering </text:p>
            </text:list-item>
            <text:list-item>
              <text:p text:style-name="P40">CAD </text:p>
            </text:list-item>
            <text:list-item>
              <text:p text:style-name="P40">Diagramming </text:p>
            </text:list-item>
            <text:list-item>
              <text:p text:style-name="P40">Creating a database </text:p>
            </text:list-item>
            <text:list-item>
              <text:p text:style-name="P40">Mind mapping </text:p>
            </text:list-item>
            <text:list-item>
              <text:p text:style-name="P40">Recording and producing a song </text:p>
            </text:list-item>
            <text:list-item>
              <text:p text:style-name="P40">Diagramming structures in multiple dimensions </text:p>
            </text:list-item>
            <text:list-item>
              <text:p text:style-name="P40">Developing apps </text:p>
            </text:list-item>
            <text:list-item>
              <text:p text:style-name="P40">Designing a typeface </text:p>
            </text:list-item>
            <text:list-item>
              <text:p text:style-name="P40">Working with GIS data </text:p>
            </text:list-item>
            <text:list-item>
              <text:p text:style-name="P40">Recording a photograph or a video using a webcam, scanner, camera, … </text:p>
            </text:list-item>
            <text:list-item>
              <text:p text:style-name="P40">Recording audio using a microphone </text:p>
            </text:list-item>
            <text:list-item>
              <text:p text:style-name="P40">Working with geometric figures </text:p>
            </text:list-item>
            <text:list-item>
              <text:p text:style-name="P40">Recording music from a USB/MIDI instrument </text:p>
            </text:list-item>
            <text:list-item>
              <text:p text:style-name="P40">Blogging and microblogging </text:p>
            </text:list-item>
            <text:list-item>
              <text:p text:style-name="P40">Working with legal documents </text:p>
            </text:list-item>
            <text:list-item>
              <text:p text:style-name="P40">… </text:p>
            </text:list-item>
          </text:list>
        </text:list-item>
        <text:list-item>
          <text:p text:style-name="P40">Working with structured information (this is mostly also document creation / management) </text:p>
          <text:list>
            <text:list-item>
              <text:p text:style-name="P40">Managing a genealogy using Ember records </text:p>
            </text:list-item>
            <text:list-item>
              <text:p text:style-name="P40">Managing a calendar / schedule </text:p>
            </text:list-item>
            <text:list-item>
              <text:p text:style-name="P40">Managing a to-do list </text:p>
            </text:list-item>
            <text:list-item>
              <text:p text:style-name="P40">Managing a contacts directory </text:p>
            </text:list-item>
            <text:list-item>
              <text:p text:style-name="P40">Working with scientific data </text:p>
            </text:list-item>
            <text:list-item>
              <text:p text:style-name="P40">Maintaining a retail environment (online or physical) </text:p>
            </text:list-item>
            <text:list-item>
              <text:p text:style-name="P40">Managing recipes </text:p>
            </text:list-item>
            <text:list-item>
              <text:p text:style-name="P40">Managing a reading list </text:p>
            </text:list-item>
            <text:list-item>
              <text:p text:style-name="P40">Journaling </text:p>
            </text:list-item>
            <text:list-item>
              <text:p text:style-name="P40">Managing a bibliography </text:p>
            </text:list-item>
            <text:list-item>
              <text:p text:style-name="P40">Fantasy sports </text:p>
            </text:list-item>
            <text:list-item>
              <text:p text:style-name="P40">Managing and using bookmarks </text:p>
            </text:list-item>
            <text:list-item>
              <text:p text:style-name="P40">Managing financial information </text:p>
            </text:list-item>
            <text:list-item>
              <text:p text:style-name="P40">Managing personal notes, documents, projects, photographs, videos, etc. </text:p>
            </text:list-item>
            <text:list-item>
              <text:p text:style-name="P40">Managing a class </text:p>
            </text:list-item>
            <text:list-item>
              <text:p text:style-name="P40">Participating in a class </text:p>
            </text:list-item>
            <text:list-item>
              <text:p text:style-name="P40">… </text:p>
            </text:list-item>
          </text:list>
        </text:list-item>
        <text:list-item>
          <text:p text:style-name="P40">Using resources/tools </text:p>
          <text:list>
            <text:list-item>
              <text:p text:style-name="P40">Dictionary </text:p>
            </text:list-item>
            <text:list-item>
              <text:p text:style-name="P40">Thesaurus </text:p>
            </text:list-item>
            <text:list-item>
              <text:p text:style-name="P40">Chemical elements chart and data </text:p>
            </text:list-item>
            <text:list-item>
              <text:p text:style-name="P40">Maps, travel directions, and sky charts </text:p>
            </text:list-item>
            <text:list-item>
              <text:p text:style-name="P40">Calculator </text:p>
            </text:list-item>
            <text:list-item>
              <text:p text:style-name="P40">Using the computer as a flashlight </text:p>
            </text:list-item>
            <text:list-item>
              <text:p text:style-name="P40">Field guides / identification keys </text:p>
            </text:list-item>
            <text:list-item>
              <text:p text:style-name="P40">Instructions and how-to information </text:p>
            </text:list-item>
            <text:list-item>
              <text:p text:style-name="P40">Lessons on things </text:p>
            </text:list-item>
            <text:list-item>
              <text:p text:style-name="P40">Typing lessons </text:p>
            </text:list-item>
            <text:list-item>
              <text:p text:style-name="P40">Language learning lessons </text:p>
            </text:list-item>
            <text:list-item>
              <text:p text:style-name="P40">Musical instrument lessons </text:p>
            </text:list-item>
            <text:list-item>
              <text:p text:style-name="P40">Tutorials on using software </text:p>
            </text:list-item>
            <text:list-item>
              <text:p text:style-name="P40">… </text:p>
            </text:list-item>
            <text:list-item>
              <text:p text:style-name="P40">Support using EITE &amp; Ember </text:p>
            </text:list-item>
            <text:list-item>
              <text:p text:style-name="P40">Nutrition information </text:p>
            </text:list-item>
            <text:list-item>
              <text:p text:style-name="P40">Support in other aspects of life (<text:span text:style-name="Emphasis">e.g.</text:span> help with trouble fishing, personal motivation, nutrition, depression, etc.) </text:p>
            </text:list-item>
            <text:list-item>
              <text:p text:style-name="P40">… </text:p>
            </text:list-item>
          </text:list>
        </text:list-item>
        <text:list-item>
          <text:p text:style-name="P40">Management </text:p>
          <text:list>
            <text:list-item>
              <text:p text:style-name="P40">Database creation and administration (this is really “Document creation”, but also listed here) </text:p>
            </text:list-item>
            <text:list-item>
              <text:p text:style-name="P40">Network administration </text:p>
            </text:list-item>
            <text:list-item>
              <text:p text:style-name="P40">Programming </text:p>
            </text:list-item>
            <text:list-item>
              <text:p text:style-name="P40">Emulation of other computing systems (this is also media playback, of a sort) </text:p>
            </text:list-item>
            <text:list-item>
              <text:p text:style-name="P40">Working with files and directories </text:p>
            </text:list-item>
            <text:list-item>
              <text:p text:style-name="P40">Converting data from one format to another </text:p>
            </text:list-item>
            <text:list-item>
              <text:p text:style-name="P40">Compressing and/or archiving data and/or directory structures </text:p>
            </text:list-item>
            <text:list-item>
              <text:p text:style-name="P40">Imaging disks </text:p>
            </text:list-item>
            <text:list-item>
              <text:p text:style-name="P40">Encrypting, decrypting, creating checksum records for, checking against checksum records, packing with parity data, restoring from parity data… </text:p>
            </text:list-item>
            <text:list-item>
              <text:p text:style-name="P40">Running apps (this is basically just opening documents, ) </text:p>
            </text:list-item>
            <text:list-item>
              <text:p text:style-name="P40">Distributed computing </text:p>
            </text:list-item>
            <text:list-item>
              <text:p text:style-name="P40">Digital forensics </text:p>
            </text:list-item>
            <text:list-item>
              <text:p text:style-name="P40">Computer security </text:p>
            </text:list-item>
            <text:list-item>
              <text:p text:style-name="P40">Malware prevention, intrusion detection, … </text:p>
            </text:list-item>
            <text:list-item>
              <text:p text:style-name="P40"><text:soft-page-break/>Data serialization </text:p>
            </text:list-item>
            <text:list-item>
              <text:p text:style-name="P40">… </text:p>
            </text:list-item>
          </text:list>
        </text:list-item>
        <text:list-item>
          <text:p text:style-name="P40">Exchange </text:p>
          <text:list>
            <text:list-item>
              <text:p text:style-name="P40">Buying and selling goods </text:p>
            </text:list-item>
            <text:list-item>
              <text:p text:style-name="P40">Trading stocks and cryptocurrencies </text:p>
            </text:list-item>
            <text:list-item>
              <text:p text:style-name="P40">Purchasing and selling tickets </text:p>
            </text:list-item>
            <text:list-item>
              <text:p text:style-name="P40">Issuing and redeeming coupons </text:p>
            </text:list-item>
            <text:list-item>
              <text:p text:style-name="P40">Sending money (money-order style) </text:p>
            </text:list-item>
            <text:list-item>
              <text:p text:style-name="P40">… </text:p>
            </text:list-item>
          </text:list>
        </text:list-item>
        <text:list-item>
          <text:p text:style-name="P40">Searching </text:p>
          <text:list>
            <text:list-item>
              <text:p text:style-name="P40">Answers (<text:span text:style-name="Emphasis">e.g.</text:span> facts, math questions) </text:p>
            </text:list-item>
            <text:list-item>
              <text:p text:style-name="P40">Finding media (<text:span text:style-name="Emphasis">e.g.</text:span> news, movies, music, etc.) </text:p>
            </text:list-item>
            <text:list-item>
              <text:p text:style-name="P40">Locating documents </text:p>
            </text:list-item>
            <text:list-item>
              <text:p text:style-name="P40">… </text:p>
            </text:list-item>
          </text:list>
        </text:list-item>
        <text:list-item>
          <text:p text:style-name="P40">Guided time use and content consumption </text:p>
          <text:list>
            <text:list-item>
              <text:p text:style-name="P40">Notifications </text:p>
            </text:list-item>
            <text:list-item>
              <text:p text:style-name="P40">Emergencies </text:p>
            </text:list-item>
            <text:list-item>
              <text:p text:style-name="P40">Important news </text:p>
            </text:list-item>
            <text:list-item>
              <text:p text:style-name="P40">Emails </text:p>
            </text:list-item>
            <text:list-item>
              <text:p text:style-name="P40">Blog feeds </text:p>
            </text:list-item>
            <text:list-item>
              <text:p text:style-name="P40">Things I’m supposed to be doing </text:p>
            </text:list-item>
            <text:list-item>
              <text:p text:style-name="P40">Personal health warnings </text:p>
            </text:list-item>
            <text:list-item>
              <text:p text:style-name="P40">Computer status warnings (disk/memory failure, overheating, can’t connect to Ember server, running out of battery power, …) </text:p>
            </text:list-item>
            <text:list-item>
              <text:p text:style-name="P40">… </text:p>
            </text:list-item>
            <text:list-item>
              <text:p text:style-name="P40">Activity guidance </text:p>
            </text:list-item>
            <text:list-item>
              <text:p text:style-name="P40">What to do right now </text:p>
            </text:list-item>
            <text:list-item>
              <text:p text:style-name="P40">What I have on my schedule upcoming </text:p>
            </text:list-item>
            <text:list-item>
              <text:p text:style-name="P40">… </text:p>
            </text:list-item>
            <text:list-item>
              <text:p text:style-name="P40">News headlines </text:p>
            </text:list-item>
            <text:list-item>
              <text:p text:style-name="P40">Blog feeds </text:p>
            </text:list-item>
            <text:list-item>
              <text:p text:style-name="P40">Podcasts </text:p>
            </text:list-item>
            <text:list-item>
              <text:p text:style-name="P40">Top charts (popular items) </text:p>
            </text:list-item>
            <text:list-item>
              <text:p text:style-name="P40">Best charts (classics / enduring popularity items) </text:p>
            </text:list-item>
            <text:list-item>
              <text:p text:style-name="P40">Suggested recipes </text:p>
            </text:list-item>
            <text:list-item>
              <text:p text:style-name="P40">Fitness tips </text:p>
            </text:list-item>
            <text:list-item>
              <text:p text:style-name="P40">Weather information </text:p>
            </text:list-item>
            <text:list-item>
              <text:p text:style-name="P40">Stock market information </text:p>
            </text:list-item>
            <text:list-item>
              <text:p text:style-name="P40">Computer’s status (resource usage, etc.) </text:p>
            </text:list-item>
            <text:list-item>
              <text:p text:style-name="P40">Personal health </text:p>
            </text:list-item>
            <text:list-item>
              <text:p text:style-name="P40">Sports information </text:p>
            </text:list-item>
            <text:list-item>
              <text:p text:style-name="P40">Acquaintance suggestions (people one might find interesting to talk to or to get to know) </text:p>
            </text:list-item>
            <text:list-item>
              <text:p text:style-name="P40">Dating suggestions / matchmaking </text:p>
            </text:list-item>
            <text:list-item>
              <text:p text:style-name="P40">… </text:p>
            </text:list-item>
          </text:list>
        </text:list-item>
        <text:list-item>
          <text:p text:style-name="P40">Communication </text:p>
          <text:list>
            <text:list-item>
              <text:p text:style-name="P40">Instant messaging </text:p>
            </text:list-item>
            <text:list-item>
              <text:p text:style-name="P40">Email </text:p>
            </text:list-item>
            <text:list-item>
              <text:p text:style-name="P40">Video chat and group video chat </text:p>
            </text:list-item>
            <text:list-item>
              <text:p text:style-name="P40">Audio and video messages </text:p>
            </text:list-item>
            <text:list-item>
              <text:p text:style-name="P40">Collaborative document editing (this is “Document creation” but is related to communication) </text:p>
            </text:list-item>
            <text:list-item>
              <text:p text:style-name="P40">Social networking </text:p>
            </text:list-item>
            <text:list-item>
              <text:p text:style-name="P40">Blogging and microblogging (this is “Document creation” but is also a form of communication) </text:p>
            </text:list-item>
            <text:list-item>
              <text:p text:style-name="P40">Newsgroups </text:p>
            </text:list-item>
            <text:list-item>
              <text:p text:style-name="P40">BBSes </text:p>
            </text:list-item>
            <text:list-item>
              <text:p text:style-name="P40">File sharing </text:p>
            </text:list-item>
            <text:list-item>
              <text:p text:style-name="P40">Industrial automation (machine embroidery, etc.) (not an exact fit in the category of communication, since it’s communication with machines: perhaps closer to "management") </text:p>
            </text:list-item>
            <text:list-item>
              <text:p text:style-name="P40">Sharing/microblogging/adding as status updates URLs, photographs, music, videos, … </text:p>
            </text:list-item>
            <text:list-item>
              <text:p text:style-name="P40">Social bookmarking </text:p>
            </text:list-item>
            <text:list-item>
              <text:p text:style-name="P21">…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8" meta:object-count="0" meta:page-count="7" meta:paragraph-count="964" meta:word-count="19607" meta:character-count="124968" meta:non-whitespace-character-count="105461"/>
    <meta:generator>LibreOffice/6.1.4.2$Linux_X86_64 LibreOffice_project/10$Build-2</meta:generator>
  </office:meta>
</office:document-meta>
</file>